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16pt" fo:font-weight="bold" officeooo:rsid="0006403b" officeooo:paragraph-rsid="0006403b" style:font-size-asian="14pt" style:font-weight-asian="bold" style:font-size-complex="16pt" style:font-weight-complex="bold"/>
    </style:style>
    <style:style style:name="P2" style:family="paragraph" style:parent-style-name="normal">
      <style:text-properties fo:font-size="12pt" fo:font-weight="bold" officeooo:rsid="0006403b" officeooo:paragraph-rsid="0006403b" style:font-size-asian="14pt" style:font-weight-asian="bold" style:font-size-complex="16pt" style:font-weight-complex="bold"/>
    </style:style>
    <style:style style:name="P3" style:family="paragraph" style:parent-style-name="normal">
      <style:text-properties fo:font-size="12pt" fo:font-weight="normal" officeooo:rsid="0006403b" officeooo:paragraph-rsid="0006403b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9pt" fo:font-weight="normal" officeooo:rsid="00081791" officeooo:paragraph-rsid="00081791" style:font-weight-asian="normal" style:font-weight-complex="normal"/>
    </style:style>
    <style:style style:name="P5" style:family="paragraph" style:parent-style-name="Standard">
      <style:text-properties officeooo:paragraph-rsid="00081791"/>
    </style:style>
    <style:style style:name="P6" style:family="paragraph" style:parent-style-name="normal" style:master-page-name="Standard">
      <style:paragraph-properties style:page-number="1"/>
    </style:style>
    <style:style style:name="P7" style:family="paragraph" style:parent-style-name="normal">
      <style:text-properties fo:font-size="12pt" fo:font-weight="normal" officeooo:rsid="0006403b" officeooo:paragraph-rsid="0006403b" style:font-size-asian="14pt" style:font-weight-asian="normal" style:font-size-complex="16pt" style:font-weight-complex="normal"/>
    </style:style>
    <style:style style:name="P8" style:family="paragraph" style:parent-style-name="normal">
      <style:text-properties fo:font-size="19pt" fo:font-weight="bold" officeooo:rsid="00081791" officeooo:paragraph-rsid="00081791" style:font-weight-asian="bold" style:font-weight-complex="bold"/>
    </style:style>
    <style:style style:name="P9" style:family="paragraph" style:parent-style-name="normal">
      <style:text-properties fo:font-size="19pt" fo:font-weight="normal" officeooo:rsid="00081791" officeooo:paragraph-rsid="0008179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5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re is a difference between unordered_set and unordered_map. </text:p>
      <text:p text:style-name="normal"/>
      <text:p text:style-name="normal">In unordered_set , only key is stored so, here no [ ] operator is allowed. </text:p>
      <text:p text:style-name="normal">In unordered_map, key value are stored, here [ ] operator is provided. </text:p>
      <text:p text:style-name="normal"/>
      <text:p text:style-name="normal"/>
      <text:p text:style-name="P1">Learning: </text:p>
      <text:p text:style-name="P1"/>
      <text:p text:style-name="P1">Vector: </text:p>
      <text:p text:style-name="P2">To add element in the vector : </text:p>
      <text:p text:style-name="P2"><text:tab/><text:span text:style-name="T1">vector_name.push_back(element)</text:span></text:p>
      <text:p text:style-name="P2">To find size of the vector : </text:p>
      <text:p text:style-name="P3"><text:tab/>vector_name.size();</text:p>
      <text:p text:style-name="P2">To sort a vector : </text:p>
      <text:p text:style-name="P2"><text:tab/><text:span text:style-name="T1">sort(vec.begin(), vec.end());</text:span></text:p>
      <text:p text:style-name="P2"/>
      <text:p text:style-name="P1">String :</text:p>
      <text:p text:style-name="P1"/>
      <text:p text:style-name="P2">To find length of string : </text:p>
      <text:p text:style-name="P2"><text:tab/>1. <text:span text:style-name="T1">str.length();</text:span></text:p>
      <text:p text:style-name="P2"><text:tab/>2. <text:span text:style-name="T1">str.size();</text:span></text:p>
      <text:p text:style-name="P2">To sort a vector/ string: </text:p>
      <text:p text:style-name="P2"><text:tab/><text:span text:style-name="T1">sort(str.begin(), str.end());</text:span></text:p>
      <text:p text:style-name="P3"/>
      <text:p text:style-name="normal"/>
      <text:p text:style-name="normal"/>
      <text:p text:style-name="normal"/>
      <text:p text:style-name="P8">Random Learning : </text:p>
      <text:p text:style-name="P4"><text:span text:style-name="Source_20_Text">// Note that arr[] for fun is just a pointer even if square</text:span></text:p>
      <text:p text:style-name="Standard"><text:span text:style-name="Source_20_Text">// brackets are used</text:span></text:p>
      <text:p text:style-name="Standard"><text:span text:style-name="Source_20_Text">void</text:span> <text:span text:style-name="Source_20_Text">fun(int</text:span> <text:span text:style-name="Source_20_Text">arr[]) // SAME AS void fun(int *arr) // </text:span><text:span text:style-name="Source_20_Text"><text:span text:style-name="T2">same is the way // <text:s text:c="4"/>// for array of vectors</text:span></text:span></text:p>
      <text:p text:style-name="Standard"><text:span text:style-name="Source_20_Text">{</text:span></text:p>
      <text:p text:style-name="P5"><text:span text:style-name="Source_20_Text"><text:s text:c="3"/>unsigned int</text:span> <text:span text:style-name="Source_20_Text">n = sizeof(arr)/sizeof(arr[0]);</text:span></text:p>
      <text:p text:style-name="P5"><text:span text:style-name="Source_20_Text"><text:s text:c="3"/>printf("\nArray size inside fun() is %d", n);</text:span></text:p>
      <text:p text:style-name="Standard"><text:span text:style-name="Source_20_Text">}</text:span></text:p>
      <text:p text:style-name="Standard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4T16:37:36.774970405</dc:date>
    <meta:editing-duration>PT7M53S</meta:editing-duration>
    <meta:editing-cycles>7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25" meta:word-count="133" meta:character-count="803" meta:non-whitespace-character-count="668"/>
  </office:meta>
</office:document-meta>
</file>